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Handler.renderTo( FOUserAgent userAgent , String output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Handler.createMainSourc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nputHandler.transformTo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Handler.renderTo( FOUserAgent userAgent , String outputFormat , OutputStream 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putHandler.createXSLT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putHandler.InputHandler( File xmlfile , File xsltfile , Vector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Handler.fatalError( TransformerException ex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Handler.transformTo( Result resul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putHandler.error( TransformerException ex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Handler.InputHandler( File f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Handler.warning( TransformerException ex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